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98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9.74mm" fo:break-before="auto" style:use-optimal-row-height="true"/>
    </style:style>
    <style:style style:name="ro5" style:family="table-row">
      <style:table-row-properties style:row-height="78.97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99"/>
    <style:style style:name="ce8" style:family="table-cell" style:parent-style-name="Default" style:data-style-name="N0"/>
    <style:style style:name="ce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 calcext:value-type="string">
            <text:p>関数</text:p>
          </table:table-cell>
          <table:table-cell table:style-name="ce1" office:value-type="string" calcext:value-type="string">
            <text:p>実践</text:p>
          </table:table-cell>
          <table:table-cell table:style-name="ce9" office:value-type="string" calcext:value-type="string">
            <text:p>概要</text:p>
          </table:table-cell>
          <table:table-cell table:style-name="ce1" office:value-type="string" calcext:value-type="string">
            <text:p>引数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4">
            <text:p>CELL</text:p>
          </table:table-cell>
          <table:table-cell table:formula="of:=CELL([.$D2]; [.$A$2])" office:value-type="float" office:value="1" calcext:value-type="float">
            <text:p>1</text:p>
          </table:table-cell>
          <table:table-cell office:value-type="string" calcext:value-type="string">
            <text:p>参照列の番号を数で返します。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covered-table-cell/>
          <table:table-cell table:formula="of:=CELL([.$D3]; [.$A$2])" office:value-type="float" office:value="2" calcext:value-type="float">
            <text:p>2</text:p>
          </table:table-cell>
          <table:table-cell office:value-type="string" calcext:value-type="string">
            <text:p>参照行の番号を返します。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covered-table-cell/>
          <table:table-cell table:formula="of:=CELL([.$D4]; [.$A$2])" office:value-type="float" office:value="1" calcext:value-type="float">
            <text:p>1</text:p>
          </table:table-cell>
          <table:table-cell office:value-type="string" calcext:value-type="string">
            <text:p>参照シートの番号を返します。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covered-table-cell/>
          <table:table-cell table:formula="of:=CELL([.$D5]; [.$A$2])" office:value-type="string" office:string-value="$A$2" calcext:value-type="string">
            <text:p>$A$2</text:p>
          </table:table-cell>
          <table:table-cell office:value-type="string" calcext:value-type="string">
            <text:p>参照セルの絶対参照を返します。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covered-table-cell/>
          <table:table-cell table:formula="of:=CELL([.$D6]; [.$A$2])" office:value-type="string" office:string-value="'file:///tmp/work/LibreOffice.Calc.Usage.20201006084708/src/1_functions/3_info/0_info.ods'#$Sheet1" calcext:value-type="string">
            <text:p>'file:///tmp/work/LibreOffice.Calc.Usage.20201006084708/src/1_functions/3_info/0_info.ods'#$Sheet1</text:p>
          </table:table-cell>
          <table:table-cell office:value-type="string" calcext:value-type="string">
            <text:p>参照セルのファイル名と表名を返します。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covered-table-cell/>
          <table:table-cell table:formula="of:=CELL([.$D7]; [.$A$2])" office:value-type="string" office:string-value="$A:$A$2" calcext:value-type="string">
            <text:p>$A:$A$2</text:p>
          </table:table-cell>
          <table:table-cell office:value-type="string" calcext:value-type="string">
            <text:p>Lotus™表記で完全なセルアドレスを返します。</text:p>
          </table:table-cell>
          <table:table-cell office:value-type="string" calcext:value-type="string">
            <text:p>COORD</text:p>
          </table:table-cell>
        </table:table-row>
        <table:table-row table:style-name="ro1">
          <table:covered-table-cell/>
          <table:table-cell table:formula="of:=CELL([.$D8]; [.$A$2])" office:value-type="string" office:string-value="CELL" calcext:value-type="string">
            <text:p>CELL</text:p>
          </table:table-cell>
          <table:table-cell office:value-type="string" calcext:value-type="string">
            <text:p>参照セルの内容を書式なしで返します。</text:p>
          </table:table-cell>
          <table:table-cell office:value-type="string" calcext:value-type="string">
            <text:p>CONTENTS</text:p>
          </table:table-cell>
        </table:table-row>
        <table:table-row table:style-name="ro2">
          <table:covered-table-cell/>
          <table:table-cell table:formula="of:=CELL([.$D9]; [.$A$2])" office:value-type="string" office:string-value="l" calcext:value-type="string">
            <text:p>l</text:p>
          </table:table-cell>
          <table:table-cell office:value-type="string" calcext:value-type="string">
            <text:p>b = blank. 空白セル</text:p>
            <text:p>l = label. 文字列、結果が文字列の数式</text:p>
            <text:p>V = value. 値、結果が数字の数式</text:p>
          </table:table-cell>
          <table:table-cell office:value-type="string" calcext:value-type="string">
            <text:p>TYPE</text:p>
          </table:table-cell>
        </table:table-row>
        <table:table-row table:style-name="ro3">
          <table:covered-table-cell/>
          <table:table-cell table:formula="of:=CELL([.$D10]; [.$A$2])" office:value-type="float" office:value="11" calcext:value-type="float">
            <text:p>11</text:p>
          </table:table-cell>
          <table:table-cell office:value-type="string" calcext:value-type="string">
            <text:p>参照列の幅を返します。標準フォントの標準サイズで入力できるゼロ (0) の数で幅を表します。</text:p>
          </table:table-cell>
          <table:table-cell office:value-type="string" calcext:value-type="string">
            <text:p>WIDTH</text:p>
          </table:table-cell>
        </table:table-row>
        <table:table-row table:style-name="ro4">
          <table:covered-table-cell/>
          <table:table-cell table:formula="of:=CELL([.$D11]; [.$A$2])" office:value-type="string" office:string-value="^" calcext:value-type="string">
            <text:p>^</text:p>
          </table:table-cell>
          <table:table-cell office:value-type="string" calcext:value-type="string">
            <text:p>参照セルの文字配置の種類を返します。</text:p>
            <text:p>' = 左揃えまたは両端揃え</text:p>
            <text:p>" = 右揃え</text:p>
            <text:p>^ = 中央揃え</text:p>
            <text:p>\ = 繰り返し (現在はオフ)</text:p>
          </table:table-cell>
          <table:table-cell office:value-type="string" calcext:value-type="string">
            <text:p>PREFIX</text:p>
          </table:table-cell>
        </table:table-row>
        <table:table-row table:style-name="ro1">
          <table:covered-table-cell/>
          <table:table-cell table:formula="of:=CELL([.$D12]; [.$A$2])" office:value-type="float" office:value="1" calcext:value-type="float">
            <text:p>1</text:p>
          </table:table-cell>
          <table:table-cell office:value-type="string" calcext:value-type="string">
            <text:p>セルが保護されているかどうかを返します。</text:p>
          </table:table-cell>
          <table:table-cell office:value-type="string" calcext:value-type="string">
            <text:p>PROTECT</text:p>
          </table:table-cell>
        </table:table-row>
        <table:table-row table:style-name="ro5">
          <table:covered-table-cell/>
          <table:table-cell table:formula="of:=CELL([.$D13]; [.$A$2])" office:value-type="string" office:string-value="F0" calcext:value-type="string">
            <text:p>F0</text:p>
          </table:table-cell>
          <table:table-cell office:value-type="string" calcext:value-type="string">
            <text:p>数の書式が付いた文字列を返します。</text:p>
            <text:p>, = 三桁区切りつきの数</text:p>
            <text:p>F = 三桁区切りなしの数</text:p>
            <text:p>C = 通貨書式</text:p>
            <text:p>S = 指数表示 (例 1.234+E56)</text:p>
            <text:p>P = パーセント値</text:p>
            <text:p>上記書式では、小数点以下の桁数が数字で返されます。例:数の書式 #,##0.0 は ,1 を返し、数の 00.000% は P3 を返します。</text:p>
            <text:p>D1 = D-MMM-YY, D-MM-YY またはこれに類似する書式</text:p>
            <text:p>D2 = DD-MM</text:p>
            <text:p>D3 = MM-YY</text:p>
            <text:p>D4 = DD-MM-YYYY HH:MM:SS</text:p>
            <text:p>D5 = MM-DD</text:p>
            <text:p>D6 = HH:MM:SS AM/PM</text:p>
            <text:p>D7 = HH:MM AM/PM</text:p>
            <text:p>D8 = HH:MM:SS</text:p>
            <text:p>D9 = HH:MM</text:p>
            <text:p>G = その他の書式</text:p>
            <text:p>- (マイナス) 付き = 負の数は色付き表示</text:p>
            <text:p>() (左右かっこ) 付き = 書式コードに左かっこを含む</text:p>
          </table:table-cell>
          <table:table-cell office:value-type="string" calcext:value-type="string">
            <text:p>FORMAT</text:p>
          </table:table-cell>
        </table:table-row>
        <table:table-row table:style-name="ro3">
          <table:covered-table-cell/>
          <table:table-cell table:formula="of:=CELL([.$D14]; [.$A$2])" office:value-type="float" office:value="0" calcext:value-type="float">
            <text:p>0</text:p>
          </table:table-cell>
          <table:table-cell office:value-type="string" calcext:value-type="string">
            <text:p>負の数が色付きに設定されている場合は 1、それ以外は 0 を返します。</text:p>
          </table:table-cell>
          <table:table-cell office:value-type="string" calcext:value-type="string">
            <text:p>COLOR</text:p>
          </table:table-cell>
        </table:table-row>
        <table:table-row table:style-name="ro3">
          <table:covered-table-cell/>
          <table:table-cell table:formula="of:=CELL([.$D15]; [.$A$2])" office:value-type="float" office:value="0" calcext:value-type="float">
            <text:p>0</text:p>
          </table:table-cell>
          <table:table-cell office:value-type="string" calcext:value-type="string">
            <text:p>書式コードに左かっこ ( が含まれている場合は 1、それ以外は 0 を返します。</text:p>
          </table:table-cell>
          <table:table-cell office:value-type="string" calcext:value-type="string">
            <text:p>PARENTHESE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CURRENT</text:p>
          </table:table-cell>
          <table:table-cell table:formula="of:=1+2+ORG.OPENOFFICE.CURRENT()" office:value-type="float" office:value="6" calcext:value-type="float">
            <text:p>6</text:p>
          </table:table-cell>
          <table:table-cell office:value-type="string" calcext:value-type="string">
            <text:p>現在セルの結果を返す。数式なら式でなく結果を返す。</text:p>
          </table:table-cell>
          <table:table-cell/>
        </table:table-row>
        <table:table-row table:style-name="ro1">
          <table:covered-table-cell/>
          <table:table-cell table:style-name="Bad" table:formula="of:=10+2+ORG.OPENOFFICE.STYLE(IF(ORG.OPENOFFICE.CURRENT()&gt;10;&quot;Bad&quot;;&quot;Default&quot;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table:formula="of:=&quot;choo&quot;&amp;ORG.OPENOFFICE.CURRENT()" office:value-type="string" office:string-value="choochoo" calcext:value-type="string">
            <text:p>choocho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ORMULA</text:p>
          </table:table-cell>
          <table:table-cell table:formula="of:=FORMULA([.$C$19])" office:value-type="string" office:string-value="=SUM(1,2,3)" calcext:value-type="string">
            <text:p>=SUM(1,2,3)</text:p>
          </table:table-cell>
          <table:table-cell table:formula="of:=SUM(1;2;3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IFERROR</text:p>
          </table:table-cell>
          <table:table-cell table:style-name="ce3" table:formula="of:=ISERROR([.C20])" office:value-type="boolean" office:boolean-value="false" calcext:value-type="boolean">
            <text:p>FALSE</text:p>
          </table:table-cell>
          <table:table-cell table:formula="of:=1/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3" table:formula="of:=ISERROR([.C21])" office:value-type="boolean" office:boolean-value="true" calcext:value-type="boolean">
            <text:p>TRUE</text:p>
          </table:table-cell>
          <table:table-cell table:formula="of:=1/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6" office:value-type="string" calcext:value-type="string">
            <text:p>IFNA</text:p>
          </table:table-cell>
          <table:table-cell table:formula="of:=IFNA([.D22];&quot;NO&quot;)" office:value-type="string" office:string-value="NO" calcext:value-type="string">
            <text:p>NO</text:p>
          </table:table-cell>
          <table:table-cell/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INFO</text:p>
          </table:table-cell>
          <table:table-cell table:formula="of:=INFO([.$D23])" office:value-type="string" office:string-value="Windows (32-bit) NT 5.01" calcext:value-type="string">
            <text:p>Windows (32-bit) NT 5.01</text:p>
          </table:table-cell>
          <table:table-cell office:value-type="string" calcext:value-type="string">
            <text:p>互換性の理由から常に「Windows (32-bit) NT 5.01」</text:p>
          </table:table-cell>
          <table:table-cell office:value-type="string" calcext:value-type="string">
            <text:p>osversion</text:p>
          </table:table-cell>
        </table:table-row>
        <table:table-row table:style-name="ro6">
          <table:covered-table-cell/>
          <table:table-cell table:formula="of:=INFO([.$D24])" office:value-type="string" office:string-value="LINUX" calcext:value-type="string">
            <text:p>LINUX</text:p>
          </table:table-cell>
          <table:table-cell office:value-type="string" calcext:value-type="string">
            <text:p>The type of the operating system.</text:p>
            <text:p>"WNT" for Microsoft Windows</text:p>
            <text:p>"LINUX" for Linux</text:p>
            <text:p>"MACOSX" for macOS</text:p>
            <text:p>"SOLARIS" for Solaris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covered-table-cell/>
          <table:table-cell table:formula="of:=INFO([.$D25])" office:value-type="string" office:string-value="10(Build:2)" calcext:value-type="string">
            <text:p>10(Build:2)</text:p>
          </table:table-cell>
          <table:table-cell office:value-type="string" calcext:value-type="string">
            <text:p>製品のリリース識別子 (例:「300m25(Build:9876)」)</text:p>
          </table:table-cell>
          <table:table-cell office:value-type="string" calcext:value-type="string">
            <text:p>release</text:p>
          </table:table-cell>
        </table:table-row>
        <table:table-row table:style-name="ro1">
          <table:covered-table-cell/>
          <table:table-cell table:formula="of:=INFO([.$D26])" office:value-type="float" office:value="1" calcext:value-type="float">
            <text:p>1</text:p>
          </table:table-cell>
          <table:table-cell office:value-type="string" calcext:value-type="string">
            <text:p>互換性の理由で常に 1</text:p>
          </table:table-cell>
          <table:table-cell office:value-type="string" calcext:value-type="string">
            <text:p>numfile</text:p>
          </table:table-cell>
        </table:table-row>
        <table:table-row table:style-name="ro7">
          <table:covered-table-cell/>
          <table:table-cell table:formula="of:=INFO([.$D27])" office:value-type="string" office:string-value="自動" calcext:value-type="string">
            <text:p>自動</text:p>
          </table:table-cell>
          <table:table-cell office:value-type="string" calcext:value-type="string">
            <text:p>現在の数式再計算モード (自動または手動。名称は LibreOffice の言語にローカライズされている)</text:p>
          </table:table-cell>
          <table:table-cell office:value-type="string" calcext:value-type="string">
            <text:p>recalc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ISBLANK</text:p>
          </table:table-cell>
          <table:table-cell table:style-name="ce3" table:formula="of:=ISBLANK([.$D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BLANK([.$D2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ISERR</text:p>
          </table:table-cell>
          <table:table-cell table:style-name="ce3" table:formula="of:=ISERR([.$D30])" office:value-type="boolean" office:boolean-value="true" calcext:value-type="boolean">
            <text:p>TRUE</text:p>
          </table:table-cell>
          <table:table-cell/>
          <table:table-cell table:formula="of:=1/0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3" table:formula="of:=ISERR([.$D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2">
            <text:p>ISERROR</text:p>
          </table:table-cell>
          <table:table-cell table:style-name="ce3" table:formula="of:=ISERROR([.$D32])" office:value-type="boolean" office:boolean-value="true" calcext:value-type="boolean">
            <text:p>TRUE</text:p>
          </table:table-cell>
          <table:table-cell/>
          <table:table-cell table:formula="of:=1/0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3" table:formula="of:=ISERROR([.$D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ISEVEN</text:p>
          </table:table-cell>
          <table:table-cell table:style-name="ce3" table:formula="of:=ISEVEN([.$D34])" office:value-type="boolean" office:boolean-value="true" calcext:value-type="boolean">
            <text:p>TRU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3" table:formula="of:=ISEVEN([.$D35])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3" table:formula="of:=ISEVEN([.$D36])" office:value-type="string" office:string-value="" calcext:value-type="error">
            <text:p>エラー:504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EVEN([.$D37])" office:value-type="string" office:string-value="" calcext:value-type="error">
            <text:p>エラー:504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ISEVEN_ADD</text:p>
          </table:table-cell>
          <table:table-cell table:style-name="ce8" table:formula="of:=ISEVEN([.$D38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8" table:formula="of:=ISEVEN([.$D39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8" table:formula="of:=ISEVEN([.$D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table:style-name="ce8" table:formula="of:=ISEVEN([.$D4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ISFORMULA</text:p>
          </table:table-cell>
          <table:table-cell table:style-name="ce3" table:formula="of:=ISFORMULA([.$D42])" office:value-type="boolean" office:boolean-value="true" calcext:value-type="boolean">
            <text:p>TRUE</text:p>
          </table:table-cell>
          <table:table-cell/>
          <table:table-cell table:formula="of:=SUM(1;2;3)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3" table:formula="of:=ISFORMULA([.$D4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'=SUM(1,2,3)</text:p>
          </table:table-cell>
        </table:table-row>
        <table:table-row table:style-name="ro1">
          <table:covered-table-cell/>
          <table:table-cell table:style-name="ce3" table:formula="of:=ISFORMULA([.$D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ISLOGICAL</text:p>
          </table:table-cell>
          <table:table-cell table:style-name="ce3" table:formula="of:=ISLOGICAL([.$D45])" office:value-type="boolean" office:boolean-value="true" calcext:value-type="boolean">
            <text:p>TRUE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covered-table-cell/>
          <table:table-cell table:style-name="ce3" table:formula="of:=ISLOGICAL([.$D46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table:formula="of:=ISLOGICAL([.$D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ISNA</text:p>
          </table:table-cell>
          <table:table-cell table:style-name="ce3" table:formula="of:=ISNA([.$D48])" office:value-type="boolean" office:boolean-value="true" calcext:value-type="boolean">
            <text:p>TRUE</text:p>
          </table:table-cell>
          <table:table-cell/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covered-table-cell/>
          <table:table-cell table:style-name="ce3" table:formula="of:=ISNA([.$D4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covered-table-cell/>
          <table:table-cell table:style-name="ce3" table:formula="of:=ISNA([.$D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ISNONTEXT</text:p>
          </table:table-cell>
          <table:table-cell table:style-name="ce3" table:formula="of:=ISNONTEXT([.$D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NONTEXT([.$D52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table:formula="of:=ISNONTEXT([.$D5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ISNUMBER</text:p>
          </table:table-cell>
          <table:table-cell table:style-name="ce3" table:formula="of:=ISNUMBER([.$D5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table:formula="of:=ISNUMBER([.$D5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covered-table-cell/>
          <table:table-cell table:style-name="ce3" table:formula="of:=ISNUMBER([.$D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ISODD</text:p>
          </table:table-cell>
          <table:table-cell table:style-name="ce3" table:formula="of:=ISODD([.$D57])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3" table:formula="of:=ISODD([.$D58])" office:value-type="boolean" office:boolean-value="false" calcext:value-type="boolean">
            <text:p>FALS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3" table:formula="of:=ISODD([.$D59])" office:value-type="string" office:string-value="" calcext:value-type="error">
            <text:p>エラー:50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ISODD_ADD</text:p>
          </table:table-cell>
          <table:table-cell table:formula="of:=ISODD([.$D60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formula="of:=ISODD([.$D61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formula="of:=ISODD([.$D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formula="of:=ISODD([.$D6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ISREF</text:p>
          </table:table-cell>
          <table:table-cell table:style-name="ce3" table:formula="of:=ISREF(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REF(&quot;A1&quot;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REF([.$D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ISTEXT</text:p>
          </table:table-cell>
          <table:table-cell table:style-name="ce3" table:formula="of:=ISTEXT(&quot;A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TEXT(&quot;&quot;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TEXT([.$D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3" table:formula="of:=ISTEXT(0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5">
            <text:p>N</text:p>
          </table:table-cell>
          <table:table-cell table:formula="of:=N(123)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covered-table-cell/>
          <table:table-cell table:formula="of:=N(TRUE(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table:formula="of:=N(FALSE(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formula="of:=N(&quot;12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formula="of:=N(1/0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8">
            <text:p>TYPE</text:p>
          </table:table-cell>
          <table:table-cell table:formula="of:=TYPE(0)" office:value-type="float" office:value="1" calcext:value-type="float">
            <text:p>1</text:p>
          </table:table-cell>
          <table:table-cell office:value-type="string" calcext:value-type="string">
            <text:p>数値</text:p>
          </table:table-cell>
          <table:table-cell/>
        </table:table-row>
        <table:table-row table:style-name="ro1">
          <table:covered-table-cell/>
          <table:table-cell table:formula="of:=TYPE(&quot;A&quot;)" office:value-type="float" office:value="2" calcext:value-type="float">
            <text:p>2</text:p>
          </table:table-cell>
          <table:table-cell office:value-type="string" calcext:value-type="string">
            <text:p>テキスト</text:p>
          </table:table-cell>
          <table:table-cell/>
        </table:table-row>
        <table:table-row table:style-name="ro1">
          <table:covered-table-cell/>
          <table:table-cell table:formula="of:=TYPE(FALSE())" office:value-type="float" office:value="1" calcext:value-type="float">
            <text:p>1</text:p>
          </table:table-cell>
          <table:table-cell office:value-type="string" calcext:value-type="string">
            <text:p>真偽値</text:p>
          </table:table-cell>
          <table:table-cell/>
        </table:table-row>
        <table:table-row table:style-name="ro1">
          <table:covered-table-cell/>
          <table:table-cell table:formula="of:=TYPE(SUM(1;2;3))" office:value-type="float" office:value="1" calcext:value-type="float">
            <text:p>1</text:p>
          </table:table-cell>
          <table:table-cell office:value-type="string" calcext:value-type="string">
            <text:p>式</text:p>
          </table:table-cell>
          <table:table-cell/>
        </table:table-row>
        <table:table-row table:style-name="ro1">
          <table:covered-table-cell/>
          <table:table-cell table:formula="of:=TYPE(NA())" office:value-type="float" office:value="16" calcext:value-type="float">
            <text:p>16</text:p>
          </table:table-cell>
          <table:table-cell office:value-type="string" calcext:value-type="string">
            <text:p>エラー</text:p>
          </table:table-cell>
          <table:table-cell/>
        </table:table-row>
        <table:table-row table:style-name="ro1">
          <table:covered-table-cell/>
          <table:table-cell table:number-matrix-columns-spanned="1" table:number-matrix-rows-spanned="3" table:formula="of:=TYPE({1|2|3})" office:value-type="float" office:value="64" calcext:value-type="float">
            <text:p>64</text:p>
          </table:table-cell>
          <table:table-cell office:value-type="string" calcext:value-type="string">
            <text:p>配列(行列)</text:p>
          </table:table-cell>
          <table:table-cell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配列(行列)</text:p>
          </table:table-cell>
          <table:table-cell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配列(行列)</text:p>
          </table:table-cell>
          <table:table-cell/>
        </table:table-row>
        <table:table-row table:style-name="ro1" table:number-rows-repeated="104849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/00/00</text:date>, <text:time style:data-style-name="N2" text:time-value="08:05:34.84669318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4:13:30.271217634</meta:creation-date>
    <meta:generator>LibreOffice/6.1.5.2$Linux_ARM_EABI LibreOffice_project/10$Build-2</meta:generator>
    <dc:date>2020-10-16T08:31:40.744654887</dc:date>
    <meta:editing-duration>PT37M12S</meta:editing-duration>
    <meta:editing-cycles>11</meta:editing-cycles>
    <meta:document-statistic meta:table-count="1" meta:cell-count="185" meta:object-count="0"/>
  </office:meta>
</office:document-meta>
</file>